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" fo:font-size="12pt" style:font-name-asian="Times New Roman2" style:font-size-asian="12pt" style:font-name-complex="Times New Roman2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Times New Roman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Heading_20_1">
      <style:text-properties style:font-name="Times New Roman"/>
    </style:style>
    <style:style style:name="P6" style:family="paragraph" style:parent-style-name="Text_20_body" style:list-style-name="L1"/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font-size="14pt" fo:language="ru" fo:country="RU" fo:font-weight="normal" style:font-name-asian="Times New Roman2" style:font-size-asian="14pt" style:font-weight-asian="normal" style:font-name-complex="Times New Roman2" style:font-size-complex="14pt" style:font-weight-complex="normal"/>
    </style:style>
    <style:style style:name="T4" style:family="text">
      <style:text-properties fo:font-size="14pt" fo:language="ru" fo:country="RU" fo:font-weight="bold" style:font-name-asian="Times New Roman2" style:font-size-asian="14pt" style:font-weight-asian="bold" style:font-name-complex="Times New Roman2" style:font-size-complex="14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draw:frame draw:style-name="fr1" draw:name="Графический объект1" text:anchor-type="as-char" svg:width="0.85cm" svg:height="0.85cm" draw:z-index="0"><draw:image xlink:href="../images/0208.png" xlink:type="simple" xlink:show="embed" xlink:actuate="onLoad"/></draw:frame></text:p>
          </table:table-cell>
          <table:table-cell table:style-name="Table1.B1" office:value-type="string">
            <text:h text:style-name="P5" text:outline-level="1">Шаг интегрирования</text:h>
          </table:table-cell>
        </table:table-row>
        <table:table-row>
          <table:table-cell table:style-name="Table1.A2" office:value-type="string">
            <text:p text:style-name="P3">в палитре</text:p>
          </table:table-cell>
          <table:table-cell table:style-name="Table1.B1" office:value-type="string">
            <text:p text:style-name="Text_20_body">| <text:span text:style-name="T2">скалярный </text:span>| Си<text:span text:style-name="T2"> </text:span>|</text:p>
          </table:table-cell>
        </table:table-row>
        <table:table-row table:style-name="Table1.3">
          <table:table-cell table:style-name="Table1.A1" office:value-type="string">
            <text:p text:style-name="P2"><draw:frame draw:style-name="fr2" draw:name="Графический объект2" text:anchor-type="as-char" svg:width="2.251cm" svg:height="1.769cm" draw:z-index="1"><draw:image xlink:href="../images/0208_in_scheme.png" xlink:type="simple" xlink:show="embed" xlink:actuate="onLoad"/></draw:frame></text:p>
          </table:table-cell>
          <table:table-cell table:style-name="Table1.A1" office:value-type="string">
            <text:p text:style-name="Text_20_body"/>
          </table:table-cell>
        </table:table-row>
        <table:table-row table:style-name="Table1.3">
          <table:table-cell table:style-name="Table1.A4" office:value-type="string">
            <text:p text:style-name="P3">на схеме</text:p>
          </table:table-cell>
          <table:table-cell table:style-name="Table1.B4" office:value-type="string">
            <text:p text:style-name="Text_20_body"/>
          </table:table-cell>
        </table:table-row>
        <table:table-row table:style-name="Table1.3">
          <table:table-cell table:style-name="Table1.A2" table:number-columns-spanned="2" office:value-type="string">
            <text:p text:style-name="Text_20_body">Блок формирует на выходе значение (величину) текущего шага интегрирования (расчёта, моделирования) задачи:</text:p>
            <text:p text:style-name="P4"><draw:frame draw:style-name="fr3" draw:name="Object1" text:anchor-type="as-char" svg:width="3.323cm" svg:height="0.564cm" draw:z-index="2"><draw:object xlink:href="./Object 1" xlink:type="simple" xlink:show="embed" xlink:actuate="onLoad"/><draw:image xlink:href="./ObjectReplacements/Object 1" xlink:type="simple" xlink:show="embed" xlink:actuate="onLoad"/></draw:frame>,</text:p>
            <text:p text:style-name="Text_20_body"><text:span text:style-name="T2">где </text:span><text:span text:style-name="T2"><draw:frame draw:style-name="fr3" draw:name="Object2" text:anchor-type="as-char" svg:width="1.087cm" svg:height="0.564cm" draw:z-index="3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3">–</text:span><text:span text:style-name="T2"> выходной сигнал блока; </text:span><text:span text:style-name="T2"><draw:frame draw:style-name="fr3" draw:name="Object3" text:anchor-type="as-char" svg:width="1.879cm" svg:height="0.564cm" draw:z-index="4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3">–</text:span><text:span text:style-name="T1"> </text:span><text:span text:style-name="T2">величина текущего шага интегрирования.</text:span></text:p>
            <text:p text:style-name="Text_20_body"><text:span text:style-name="T4">Свойства</text:span>:</text:p>
            <text:p text:style-name="Text_20_body">Для работы блока <text:span text:style-name="T2">задавать свойства</text:span> не требуется.</text:p>
            <text:p text:style-name="Text_20_body"><text:span text:style-name="T5">Примечания</text:span>:</text:p>
            <text:list xml:id="list1942171862413586931" text:style-name="L1">
              <text:list-item>
                <text:p text:style-name="P6">Блок формирует <text:span text:style-name="T6">скалярный</text:span> выходной сигнал.</text:p>
              </text:list-item>
              <text:list-item>
                <text:p text:style-name="P6">Блок может быть использован для генерации кода на языке <text:span text:style-name="T1">C</text:span><text:span text:style-name="T2">и</text:span><text:span text:style-name="T1"> </text:span>для внешней целевой системы.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4pt" fo:language="ru" fo:country="RU" style:letter-kerning="true" style:font-size-asian="14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4pt" fo:language="ru" fo:country="RU" style:letter-kerning="true" style:font-name-asian="Arial Unicode MS" style:font-size-asian="14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Шаг интегрирования</dc:title>
    <dc:date>2014-11-28T16:58:28.05</dc:date>
    <meta:generator>OpenOffice/4.1.1$Win32 OpenOffice.org_project/411m6$Build-9775</meta:generator>
    <meta:editing-duration>PT2H9M52S</meta:editing-duration>
    <meta:editing-cycles>49</meta:editing-cycles>
    <meta:document-statistic meta:table-count="1" meta:image-count="2" meta:object-count="3" meta:page-count="1" meta:paragraph-count="14" meta:word-count="64" meta:character-count="434"/>
  </office:meta>
</office:document-meta>
</file>

<file path=Object 1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i>h</mi>
      </mrow>
      <mrow>
        <mrow>
          <mo stretchy="false">(</mo>
          <mrow>
            <mi>t</mi>
          </mrow>
          <mo stretchy="false">)</mo>
        </mrow>
        <mo stretchy="false">=</mo>
        <mo stretchy="false">Δ</mo>
      </mrow>
      <mi>t</mi>
    </mrow>
    <annotation encoding="StarMath 5.0">y(t) = h(t) = %DELTA t</annotation>
  </semantics>
</math>
</file>

<file path=Object 2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3/content.xml><?xml version="1.0" encoding="utf-8"?>
<math xmlns="http://www.w3.org/1998/Math/MathML">
  <semantics>
    <mrow>
      <mi>h</mi>
      <mrow>
        <mo stretchy="false">(</mo>
        <mrow>
          <mi>t</mi>
        </mrow>
        <mo stretchy="false">)</mo>
      </mrow>
      <mi>,</mi>
      <mo stretchy="false">Δ</mo>
      <mi>t</mi>
    </mrow>
    <annotation encoding="StarMath 5.0">h(t), %DELTA t</annotation>
  </semantics>
</math>
</file>